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8fff" officeooo:paragraph-rsid="000fed83"/>
    </style:style>
    <style:style style:name="P2" style:family="paragraph" style:parent-style-name="Text_20_body">
      <style:text-properties officeooo:paragraph-rsid="00087911"/>
    </style:style>
    <style:style style:name="P3" style:family="paragraph" style:parent-style-name="Text_20_body">
      <style:text-properties officeooo:rsid="000a4757" officeooo:paragraph-rsid="000fed83"/>
    </style:style>
    <style:style style:name="P4" style:family="paragraph" style:parent-style-name="Text_20_body">
      <style:text-properties officeooo:rsid="000df663" officeooo:paragraph-rsid="000df663"/>
    </style:style>
    <style:style style:name="P5" style:family="paragraph" style:parent-style-name="Text_20_body">
      <style:text-properties officeooo:rsid="000df663" officeooo:paragraph-rsid="000fed83"/>
    </style:style>
    <style:style style:name="P6" style:family="paragraph" style:parent-style-name="Text_20_body">
      <style:text-properties officeooo:paragraph-rsid="000fed83"/>
    </style:style>
    <style:style style:name="P7" style:family="paragraph" style:parent-style-name="Text_20_body">
      <style:text-properties officeooo:rsid="00104028" officeooo:paragraph-rsid="00104028"/>
    </style:style>
    <style:style style:name="P8" style:family="paragraph" style:parent-style-name="Text_20_body">
      <style:text-properties officeooo:rsid="0014b7da" officeooo:paragraph-rsid="0014b7da"/>
    </style:style>
    <style:style style:name="P9" style:family="paragraph" style:parent-style-name="Text_20_body">
      <style:text-properties officeooo:rsid="00151fcf" officeooo:paragraph-rsid="00151fcf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Heading_20_1">
      <style:text-properties style:font-name="Arial" officeooo:rsid="0002bbd0" officeooo:paragraph-rsid="0002bbd0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rsid="0015b201" officeooo:paragraph-rsid="0015b201"/>
    </style:style>
    <style:style style:name="P14" style:family="paragraph" style:parent-style-name="Text_20_body">
      <style:text-properties officeooo:rsid="000df663" officeooo:paragraph-rsid="000df663"/>
    </style:style>
    <style:style style:name="P15" style:family="paragraph" style:parent-style-name="Text_20_body">
      <style:text-properties officeooo:rsid="00168461" officeooo:paragraph-rsid="00168461"/>
    </style:style>
    <style:style style:name="P16" style:family="paragraph" style:parent-style-name="Text_20_body">
      <style:text-properties officeooo:rsid="00151fcf" officeooo:paragraph-rsid="00151fcf"/>
    </style:style>
    <style:style style:name="P17" style:family="paragraph" style:parent-style-name="Text_20_body">
      <style:text-properties officeooo:rsid="001c2c16" officeooo:paragraph-rsid="001c2c16"/>
    </style:style>
    <style:style style:name="P18" style:family="paragraph" style:parent-style-name="Text_20_body">
      <style:text-properties officeooo:rsid="001cbeeb" officeooo:paragraph-rsid="001cbeeb"/>
    </style:style>
    <style:style style:name="P19" style:family="paragraph" style:parent-style-name="Text_20_body">
      <style:paragraph-properties fo:break-before="page"/>
      <style:text-properties officeooo:rsid="001c2c16" officeooo:paragraph-rsid="001c2c16"/>
    </style:style>
    <style:style style:name="T1" style:family="text">
      <style:text-properties officeooo:rsid="0016cdbe"/>
    </style:style>
    <style:style style:name="T2" style:family="text">
      <style:text-properties officeooo:rsid="001a0e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iche résumé de Projet Web</text:h>
      <text:p text:style-name="Text_20_body"/>
      <text:p text:style-name="Text_20_body"/>
      <text:p text:style-name="P2">Client :</text:p>
      <text:p text:style-name="Text_20_body">Objectif :</text:p>
      <text:p text:style-name="Text_20_body"/>
      <text:p text:style-name="P13">Demandeur :</text:p>
      <text:p text:style-name="P13">Contact :</text:p>
      <text:p text:style-name="Text_20_body"/>
      <text:p text:style-name="P4">Contexte de la demande : </text:p>
      <text:p text:style-name="Text_20_body"/>
      <text:p text:style-name="Text_20_body">Type de site : </text:p>
      <text:list xml:id="list5038686830970056534" text:style-name="L1">
        <text:list-item>
          <text:p text:style-name="P12">One-page</text:p>
        </text:list-item>
        <text:list-item>
          <text:p text:style-name="P12">Vitrine</text:p>
        </text:list-item>
        <text:list-item>
          <text:p text:style-name="P12">e-commerce</text:p>
        </text:list-item>
        <text:list-item>
          <text:p text:style-name="P12">Prestation sur mesure</text:p>
        </text:list-item>
      </text:list>
      <text:p text:style-name="Text_20_body"/>
      <text:p text:style-name="P4">Résultat attendu : </text:p>
      <text:p text:style-name="P4"/>
      <text:p text:style-name="P4"/>
      <text:p text:style-name="P4"/>
      <text:p text:style-name="P15">Cahier des charges écrit par...</text:p>
      <text:p text:style-name="P15">[ <text:s/>] Le Client</text:p>
      <text:p text:style-name="P15">[ <text:s/>] Le Prestataire</text:p>
      <text:p text:style-name="P4"/>
      <text:p text:style-name="P8">Liste des Livrables attendus :</text:p>
      <text:p text:style-name="P8"/>
      <text:p text:style-name="P8"/>
      <text:p text:style-name="P8"/>
      <text:p text:style-name="P8">Etudes ou Réalisations préalables :</text:p>
      <text:p text:style-name="P8"/>
      <text:p text:style-name="P8"/>
      <text:p text:style-name="P8"/>
      <text:p text:style-name="P8">Liste des acteurs :</text:p>
      <text:p text:style-name="P8"/>
      <text:p text:style-name="P8"/>
      <text:p text:style-name="P4"><text:soft-page-break/></text:p>
      <text:p text:style-name="P5">Articulation avec d'autres projets : </text:p>
      <text:p text:style-name="P6"/>
      <text:p text:style-name="P1">Budget prévu : </text:p>
      <text:p text:style-name="P1"/>
      <text:p text:style-name="P3">Calendrier souhaité : </text:p>
      <text:p text:style-name="Text_20_body"/>
      <text:p text:style-name="Text_20_body">CMS <text:span text:style-name="T1">ou Framework</text:span> : </text:p>
      <text:p text:style-name="Text_20_body"/>
      <text:p text:style-name="Text_20_body">Hébergement : (OVH)</text:p>
      <text:p text:style-name="Text_20_body"/>
      <text:p text:style-name="Text_20_body">Nom de domaine : </text:p>
      <text:p text:style-name="Text_20_body"/>
      <text:p text:style-name="Text_20_body">Langues : </text:p>
      <text:p text:style-name="Text_20_body"/>
      <text:p text:style-name="P9">Objectifs à renégocier :</text:p>
      <text:p text:style-name="P9"/>
      <text:p text:style-name="P9">Documents joints :</text:p>
      <text:p text:style-name="P19">Conclusion sur les analyses de sites :</text:p>
      <text:p text:style-name="P17"/>
      <text:p text:style-name="P17">Conclusion sur l'existant :</text:p>
      <text:p text:style-name="P17">[ <text:s/>] Diagnostic établi</text:p>
      <text:p text:style-name="P17">[ <text:s/>] Charte graphique pré-existante</text:p>
      <text:p text:style-name="P18">Remarques :</text:p>
      <text:p text:style-name="P17"/>
      <text:p text:style-name="P17"/>
      <text:p text:style-name="P17"/>
      <text:p text:style-name="P17"/>
      <text:p text:style-name="P18">Conclusion sur la concurrence :</text:p>
      <text:p text:style-name="P10">Aborescence / <text:span text:style-name="T2">Architecture de l'information </text:span>: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45S</meta:editing-duration>
    <meta:editing-cycles>30</meta:editing-cycles>
    <meta:generator>LibreOffice/5.1.6.2$Windows_x86 LibreOffice_project/07ac168c60a517dba0f0d7bc7540f5afa45f0909</meta:generator>
    <dc:date>2016-11-25T19:19:03.696000000</dc:date>
    <meta:document-statistic meta:table-count="0" meta:image-count="0" meta:object-count="0" meta:page-count="4" meta:paragraph-count="34" meta:word-count="126" meta:character-count="712" meta:non-whitespace-character-count="610"/>
    <meta:user-defined meta:name="Info 1"/>
    <meta:user-defined meta:name="Info 2"/>
    <meta:user-defined meta:name="Info 3"/>
    <meta:user-defined meta:name="Info 4"/>
  </office:meta>
</office:document-meta>
</file>